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ascadia Code" svg:font-family="'Cascadia Code'"/>
    <style:font-face style:name="Segoe UI" svg:font-family="'Segoe UI'"/>
    <style:font-face style:name="Arial1" svg:font-family="Arial" style:font-family-generic="swiss"/>
    <style:font-face style:name="Bahnschrift" svg:font-family="Bahnschrift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Bahnschrift" fo:font-size="14pt" fo:font-weight="bold" officeooo:rsid="000bad9d" officeooo:paragraph-rsid="000bad9d" style:font-size-asian="14pt" style:font-weight-asian="bold" style:font-size-complex="14pt" style:font-weight-complex="bold"/>
    </style:style>
    <style:style style:name="P2" style:family="paragraph" style:parent-style-name="Standard">
      <style:text-properties fo:color="#000000" style:font-name="Bahnschrift" fo:font-size="14pt" fo:font-style="normal" fo:font-weight="bold" officeooo:rsid="000bad9d" officeooo:paragraph-rsid="001a73a0" style:font-size-asian="14pt" style:font-style-asian="normal" style:font-weight-asian="bold" style:font-size-complex="14pt" style:font-weight-complex="bold"/>
    </style:style>
    <style:style style:name="P3" style:family="paragraph" style:parent-style-name="Standard">
      <style:text-properties fo:color="#000000" style:font-name="Bahnschrift" fo:font-size="10pt" fo:font-style="normal" fo:font-weight="normal" officeooo:rsid="000bad9d" officeooo:paragraph-rsid="000bad9d" style:font-size-asian="10pt" style:font-style-asian="normal" style:font-weight-asian="normal" style:font-size-complex="14pt" style:font-weight-complex="bold"/>
    </style:style>
    <style:style style:name="P4" style:family="paragraph" style:parent-style-name="Standard">
      <style:text-properties fo:color="#000000" style:font-name="Bahnschrift" fo:font-size="10pt" fo:font-style="normal" fo:font-weight="bold" officeooo:rsid="000bad9d" officeooo:paragraph-rsid="001a73a0" style:font-size-asian="10pt" style:font-style-asian="normal" style:font-weight-asian="bold" style:font-size-complex="10pt" style:font-weight-complex="bold"/>
    </style:style>
    <style:style style:name="T1" style:family="text">
      <style:text-properties fo:color="#000000" fo:font-size="10pt" fo:font-style="normal" fo:font-weight="normal" officeooo:rsid="000bad9d" style:font-size-asian="10pt" style:font-style-asian="normal" style:font-weight-asian="normal" style:font-size-complex="14pt" style:font-weight-complex="bold"/>
    </style:style>
    <style:style style:name="T2" style:family="text">
      <style:text-properties fo:color="#000000" fo:font-size="10pt" fo:font-style="italic" fo:font-weight="normal" officeooo:rsid="000bad9d" style:font-size-asian="10pt" style:font-style-asian="italic" style:font-weight-asian="normal" style:font-size-complex="14pt" style:font-weight-complex="bold"/>
    </style:style>
    <style:style style:name="T3" style:family="text">
      <style:text-properties fo:color="#000000" fo:font-size="10pt" fo:font-style="italic" fo:font-weight="bold" officeooo:rsid="000bad9d" style:font-size-asian="10pt" style:font-style-asian="italic" style:font-weight-asian="bold" style:font-size-complex="14pt" style:font-weight-complex="bold"/>
    </style:style>
    <style:style style:name="T4" style:family="text">
      <style:text-properties fo:color="#000000" fo:font-size="14pt" fo:font-weight="bold" officeooo:rsid="000bad9d" style:font-size-asian="14pt" style:font-weight-asian="bold" style:font-size-complex="14pt" style:font-weight-complex="bold"/>
    </style:style>
    <style:style style:name="T5" style:family="text">
      <style:text-properties fo:color="#f92672" style:font-name="Cascadia Code" fo:font-size="10pt" fo:font-weight="normal" style:font-size-asian="10pt" style:font-weight-asian="normal"/>
    </style:style>
    <style:style style:name="T6" style:family="text">
      <style:text-properties fo:color="#f92672" style:font-name="Cascadia Code"/>
    </style:style>
    <style:style style:name="T7" style:family="text">
      <style:text-properties fo:color="#f92672"/>
    </style:style>
    <style:style style:name="T8" style:family="text">
      <style:text-properties fo:color="#f92672" fo:font-size="10pt" fo:font-weight="normal" style:font-size-asian="10pt" style:font-weight-asian="normal"/>
    </style:style>
    <style:style style:name="T9" style:family="text">
      <style:text-properties fo:color="#f92672" fo:font-weight="normal" style:font-weight-asian="normal"/>
    </style:style>
    <style:style style:name="T10" style:family="text">
      <style:text-properties fo:color="#f8f8f2" style:font-name="Cascadia Code" fo:font-size="10pt" fo:font-weight="normal" style:font-size-asian="10pt" style:font-weight-asian="normal"/>
    </style:style>
    <style:style style:name="T11" style:family="text">
      <style:text-properties fo:color="#f8f8f2" style:font-name="Cascadia Code"/>
    </style:style>
    <style:style style:name="T12" style:family="text">
      <style:text-properties fo:color="#f8f8f2"/>
    </style:style>
    <style:style style:name="T13" style:family="text">
      <style:text-properties fo:color="#f8f8f2" fo:font-size="10pt" fo:font-weight="normal" style:font-size-asian="10pt" style:font-weight-asian="normal"/>
    </style:style>
    <style:style style:name="T14" style:family="text">
      <style:text-properties fo:color="#f8f8f2" fo:font-weight="normal" style:font-weight-asian="normal"/>
    </style:style>
    <style:style style:name="T15" style:family="text">
      <style:text-properties fo:color="#f0005a" style:font-name="Cascadia Code" fo:font-size="10pt" fo:font-weight="normal" style:font-size-asian="10pt" style:font-weight-asian="normal"/>
    </style:style>
    <style:style style:name="T16" style:family="text">
      <style:text-properties fo:color="#f0005a" style:font-name="Cascadia Code"/>
    </style:style>
    <style:style style:name="T17" style:family="text">
      <style:text-properties fo:color="#f0005a"/>
    </style:style>
    <style:style style:name="T18" style:family="text">
      <style:text-properties fo:color="#f0005a" fo:font-size="10pt" fo:font-weight="normal" style:font-size-asian="10pt" style:font-weight-asian="normal"/>
    </style:style>
    <style:style style:name="T19" style:family="text">
      <style:text-properties fo:color="#f0005a" fo:font-weight="normal" style:font-weight-asian="normal"/>
    </style:style>
    <style:style style:name="T20" style:family="text">
      <style:text-properties fo:color="#fda5ff" style:font-name="Cascadia Code" fo:font-size="10pt" fo:font-style="italic" style:font-size-asian="10pt" style:font-style-asian="italic"/>
    </style:style>
    <style:style style:name="T21" style:family="text">
      <style:text-properties fo:color="#fda5ff" style:font-name="Cascadia Code" fo:font-weight="bold" style:font-weight-asian="bold"/>
    </style:style>
    <style:style style:name="T22" style:family="text">
      <style:text-properties fo:color="#fda5ff" style:font-name="Cascadia Code" fo:font-style="italic" fo:font-weight="bold" style:font-style-asian="italic" style:font-weight-asian="bold"/>
    </style:style>
    <style:style style:name="T23" style:family="text">
      <style:text-properties fo:color="#fda5ff" fo:font-weight="bold" style:font-weight-asian="bold"/>
    </style:style>
    <style:style style:name="T24" style:family="text">
      <style:text-properties fo:color="#fda5ff" fo:font-style="italic" fo:font-weight="bold" style:font-style-asian="italic" style:font-weight-asian="bold"/>
    </style:style>
    <style:style style:name="T25" style:family="text">
      <style:text-properties fo:color="#fda5ff" fo:font-style="italic" style:font-style-asian="italic"/>
    </style:style>
    <style:style style:name="T26" style:family="text">
      <style:text-properties fo:color="#fda5ff" fo:font-size="10pt" fo:font-style="italic" style:font-size-asian="10pt" style:font-style-asian="italic"/>
    </style:style>
    <style:style style:name="T27" style:family="text">
      <style:text-properties fo:color="#75715e" style:font-name="Cascadia Code" fo:font-size="10pt" fo:font-weight="normal" style:font-size-asian="10pt" style:font-weight-asian="normal"/>
    </style:style>
    <style:style style:name="T28" style:family="text">
      <style:text-properties fo:color="#75715e" style:font-name="Cascadia Code" fo:font-size="10pt" style:font-size-asian="10pt"/>
    </style:style>
    <style:style style:name="T29" style:family="text">
      <style:text-properties fo:color="#75715e" style:font-name="Cascadia Code"/>
    </style:style>
    <style:style style:name="T30" style:family="text">
      <style:text-properties fo:color="#75715e"/>
    </style:style>
    <style:style style:name="T31" style:family="text">
      <style:text-properties fo:color="#75715e" fo:font-size="10pt" fo:font-weight="normal" style:font-size-asian="10pt" style:font-weight-asian="normal"/>
    </style:style>
    <style:style style:name="T32" style:family="text">
      <style:text-properties fo:color="#75715e" fo:font-size="10pt" style:font-size-asian="10pt"/>
    </style:style>
    <style:style style:name="T33" style:family="text">
      <style:text-properties fo:color="#75715e" fo:font-weight="normal" style:font-weight-asian="normal"/>
    </style:style>
    <style:style style:name="T34" style:family="text">
      <style:text-properties fo:color="#a6e22e" style:font-name="Cascadia Code" fo:font-size="10pt" fo:font-weight="normal" style:font-size-asian="10pt" style:font-weight-asian="normal"/>
    </style:style>
    <style:style style:name="T35" style:family="text">
      <style:text-properties fo:color="#a6e22e" style:font-name="Cascadia Code"/>
    </style:style>
    <style:style style:name="T36" style:family="text">
      <style:text-properties fo:color="#a6e22e"/>
    </style:style>
    <style:style style:name="T37" style:family="text">
      <style:text-properties fo:color="#a6e22e" fo:font-size="10pt" fo:font-weight="normal" style:font-size-asian="10pt" style:font-weight-asian="normal"/>
    </style:style>
    <style:style style:name="T38" style:family="text">
      <style:text-properties fo:color="#a6e22e" fo:font-weight="normal" style:font-weight-asian="normal"/>
    </style:style>
    <style:style style:name="T39" style:family="text">
      <style:text-properties fo:color="#fd971f" style:font-name="Cascadia Code" fo:font-size="10pt" fo:font-style="italic" fo:font-weight="normal" style:font-size-asian="10pt" style:font-style-asian="italic" style:font-weight-asian="normal"/>
    </style:style>
    <style:style style:name="T40" style:family="text">
      <style:text-properties fo:color="#fd971f" style:font-name="Cascadia Code" fo:font-style="italic" style:font-style-asian="italic"/>
    </style:style>
    <style:style style:name="T41" style:family="text">
      <style:text-properties fo:color="#fd971f" fo:font-style="italic" style:font-style-asian="italic"/>
    </style:style>
    <style:style style:name="T42" style:family="text">
      <style:text-properties fo:color="#fd971f" fo:font-style="italic" fo:font-weight="normal" style:font-style-asian="italic" style:font-weight-asian="normal"/>
    </style:style>
    <style:style style:name="T43" style:family="text">
      <style:text-properties fo:color="#fd971f" fo:font-size="10pt" fo:font-style="italic" fo:font-weight="normal" style:font-size-asian="10pt" style:font-style-asian="italic" style:font-weight-asian="normal"/>
    </style:style>
    <style:style style:name="T44" style:family="text">
      <style:text-properties fo:color="#e6db74" style:font-name="Cascadia Code" fo:font-size="10pt" fo:font-weight="normal" style:font-size-asian="10pt" style:font-weight-asian="normal"/>
    </style:style>
    <style:style style:name="T45" style:family="text">
      <style:text-properties fo:color="#e6db74" style:font-name="Cascadia Code"/>
    </style:style>
    <style:style style:name="T46" style:family="text">
      <style:text-properties fo:color="#e6db74"/>
    </style:style>
    <style:style style:name="T47" style:family="text">
      <style:text-properties fo:color="#e6db74" fo:font-size="10pt" fo:font-weight="normal" style:font-size-asian="10pt" style:font-weight-asian="normal"/>
    </style:style>
    <style:style style:name="T48" style:family="text">
      <style:text-properties fo:color="#e6db74" fo:font-weight="normal" style:font-weight-asian="normal"/>
    </style:style>
    <style:style style:name="T49" style:family="text">
      <style:text-properties fo:font-size="10pt" fo:font-style="normal" fo:font-weight="normal" officeooo:rsid="000bad9d" style:font-size-asian="10pt" style:font-style-asian="normal" style:font-weight-asian="normal" style:font-size-complex="14pt" style:font-weight-complex="bold"/>
    </style:style>
    <style:style style:name="T50" style:family="text">
      <style:text-properties fo:font-weight="bold" style:font-weight-asian="bold"/>
    </style:style>
    <style:style style:name="T51" style:family="text">
      <style:text-properties fo:font-style="italic" style:font-style-asian="italic"/>
    </style:style>
    <style:style style:name="T52" style:family="text">
      <style:text-properties fo:font-style="italic" style:font-style-asian="italic"/>
    </style:style>
    <style:style style:name="T53" style:family="text">
      <style:text-properties fo:font-style="italic" fo:font-weight="bold" style:font-style-asian="italic" style:font-weight-asian="bold"/>
    </style:style>
    <style:style style:name="T54" style:family="text">
      <style:text-properties fo:font-style="italic" fo:font-weight="normal" style:font-style-asian="italic" style:font-weight-asian="normal"/>
    </style:style>
    <style:style style:name="T55" style:family="text">
      <style:text-properties fo:color="#ae81ff" style:font-name="Cascadia Code" fo:font-size="10pt" fo:font-weight="normal" style:font-size-asian="10pt" style:font-weight-asian="normal"/>
    </style:style>
    <style:style style:name="T56" style:family="text">
      <style:text-properties fo:color="#ae81ff" style:font-name="Cascadia Code"/>
    </style:style>
    <style:style style:name="T57" style:family="text">
      <style:text-properties fo:color="#ae81ff"/>
    </style:style>
    <style:style style:name="T58" style:family="text">
      <style:text-properties fo:color="#ae81ff" fo:font-size="10pt" fo:font-weight="normal" style:font-size-asian="10pt" style:font-weight-asian="normal"/>
    </style:style>
    <style:style style:name="T59" style:family="text">
      <style:text-properties fo:color="#ae81ff" fo:font-weight="normal" style:font-weight-asian="normal"/>
    </style:style>
    <style:style style:name="T60" style:family="text">
      <style:text-properties officeooo:rsid="001a73a0"/>
    </style:style>
    <style:style style:name="T61" style:family="text">
      <style:text-properties fo:color="#4b85ba" style:font-name="Cascadia Code" fo:font-size="10pt" fo:font-weight="normal" style:font-size-asian="10pt" style:font-weight-asian="normal"/>
    </style:style>
    <style:style style:name="T62" style:family="text">
      <style:text-properties fo:color="#4b85ba" fo:font-size="10pt" fo:font-weight="normal" style:font-size-asian="10pt" style:font-weight-asian="normal"/>
    </style:style>
    <style:style style:name="T63" style:family="text">
      <style:text-properties fo:color="#4b85ba" fo:font-weight="normal" style:font-weight-asian="normal"/>
    </style:style>
    <style:style style:name="T64" style:family="text">
      <style:text-properties fo:font-weight="normal" style:font-weight-asian="normal"/>
    </style:style>
    <style:style style:name="T65" style:family="text">
      <style:text-properties fo:font-weight="normal" style:font-weight-asian="normal"/>
    </style:style>
    <style:style style:name="T66" style:family="text">
      <style:text-properties fo:font-weight="normal" style:font-weight-asian="normal"/>
    </style:style>
    <style:style style:name="T67" style:family="text">
      <style:text-properties fo:font-weight="normal" style:font-weight-asian="normal"/>
    </style:style>
    <style:style style:name="T68" style:family="text">
      <style:text-properties fo:font-weight="normal" style:font-weight-asian="normal"/>
    </style:style>
    <style:style style:name="T69" style:family="text">
      <style:text-properties fo:font-weight="normal" style:font-weight-asian="normal"/>
    </style:style>
    <style:style style:name="T70" style:family="text">
      <style:text-properties fo:font-weight="normal" style:font-weight-asian="normal"/>
    </style:style>
    <style:style style:name="T71" style:family="text">
      <style:text-properties fo:font-weight="normal" style:font-weight-asian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1</text:p>
      <text:p text:style-name="P3">package ejercicio1;<text:line-break/><text:line-break/>public class Libro {<text:line-break/> <text:s text:c="3"/>String <text:span text:style-name="T50">isbn</text:span>;<text:line-break/> <text:s text:c="3"/>String <text:span text:style-name="T50">titulo</text:span>;<text:line-break/> <text:s text:c="3"/>String <text:span text:style-name="T50">autor</text:span>;<text:line-break/> <text:s text:c="3"/>int <text:span text:style-name="T50">unidades</text:span>;<text:line-break/><text:line-break/> <text:s text:c="3"/>//constructores<text:line-break/> <text:s text:c="3"/>public Libro() {<text:line-break/> <text:s text:c="3"/>}<text:line-break/><text:line-break/> <text:s text:c="3"/>public Libro(String <text:span text:style-name="T51">isbn</text:span>, String <text:span text:style-name="T51">titulo</text:span>, String <text:span text:style-name="T51">autor</text:span>, int <text:span text:style-name="T51">unidades</text:span>) {<text:line-break/> <text:s text:c="7"/>this.<text:span text:style-name="T50">isbn </text:span>= <text:span text:style-name="T51">isbn</text:span>;<text:line-break/> <text:s text:c="7"/>this.<text:span text:style-name="T50">titulo </text:span>= <text:span text:style-name="T51">titulo</text:span>;<text:line-break/> <text:s text:c="7"/>this.<text:span text:style-name="T50">autor </text:span>= <text:span text:style-name="T51">autor</text:span>;<text:line-break/> <text:s text:c="7"/>this.<text:span text:style-name="T50">unidades </text:span>= <text:span text:style-name="T51">unidades</text:span>;<text:line-break/> <text:s text:c="3"/>}<text:line-break/><text:line-break/> <text:s text:c="3"/>//métodos setters y getters<text:line-break/> <text:s text:c="3"/>public String getIsbn() {<text:line-break/> <text:s text:c="7"/>return <text:span text:style-name="T50">isbn</text:span>;<text:line-break/> <text:s text:c="3"/>}<text:line-break/> <text:s text:c="3"/>public void setIsbn(String <text:span text:style-name="T51">isbn</text:span>) {<text:line-break/> <text:s text:c="7"/>this.<text:span text:style-name="T50">isbn </text:span>= <text:span text:style-name="T51">isbn</text:span>;<text:line-break/> <text:s text:c="3"/>}<text:line-break/><text:line-break/> <text:s text:c="3"/>public String getTitulo() {<text:line-break/> <text:s text:c="7"/>return <text:span text:style-name="T50">titulo</text:span>;<text:line-break/> <text:s text:c="3"/>}<text:line-break/><text:line-break/> <text:s text:c="3"/>public void setTitulo(String <text:span text:style-name="T51">titulo</text:span>) {<text:line-break/> <text:s text:c="7"/>this.<text:span text:style-name="T50">titulo </text:span>= <text:span text:style-name="T51">titulo</text:span>;<text:line-break/> <text:s text:c="3"/>}<text:line-break/><text:line-break/> <text:s text:c="3"/>public String getAutor() {<text:line-break/> <text:s text:c="7"/>return <text:span text:style-name="T50">autor</text:span>;<text:line-break/> <text:s text:c="3"/>}<text:line-break/><text:line-break/> <text:s text:c="3"/>public void setAutor(String <text:span text:style-name="T51">autor</text:span>) {<text:line-break/> <text:s text:c="7"/>this.<text:span text:style-name="T50">autor </text:span>= <text:span text:style-name="T51">autor</text:span>;<text:line-break/> <text:s text:c="3"/>}<text:line-break/><text:line-break/> <text:s text:c="3"/>public int getUnidades() {<text:line-break/> <text:s text:c="7"/>return <text:span text:style-name="T50">unidades</text:span>;<text:line-break/> <text:s text:c="3"/>}<text:line-break/><text:line-break/> <text:s text:c="3"/>public void setUnidades(int <text:span text:style-name="T51">unidades</text:span>) {<text:line-break/> <text:s text:c="7"/>this.<text:span text:style-name="T50">unidades </text:span>= <text:span text:style-name="T51">unidades</text:span>;<text:line-break/> <text:s text:c="3"/>}<text:line-break/><text:line-break/> <text:s text:c="3"/>public void visualizaDatosLibro(){<text:line-break/> <text:s text:c="7"/>System.<text:span text:style-name="T53">out</text:span>.println("ISBN: " + <text:span text:style-name="T50">isbn</text:span>);<text:line-break/> <text:s text:c="7"/>System.<text:span text:style-name="T53">out</text:span>.println("TITULO: " + <text:span text:style-name="T50">titulo</text:span>);<text:line-break/> <text:s text:c="7"/>System.<text:span text:style-name="T53">out</text:span>.println("AUTOR: " + <text:span text:style-name="T50">autor</text:span>);<text:line-break/> <text:s text:c="7"/>System.<text:span text:style-name="T53">out</text:span>.println("Unidades disponibles: " + <text:span text:style-name="T50">unidades</text:span>);<text:line-break/> <text:s text:c="3"/>}<text:line-break/>}</text:p>
      <text:p text:style-name="P3"><text:soft-page-break/>package ejercicio1;<text:line-break/><text:line-break/>public class Ejercicio1 {<text:line-break/><text:line-break/> <text:s text:c="3"/>public static void main(String[] <text:span text:style-name="T51">args</text:span>) {<text:line-break/> <text:s text:c="7"/>Libro l1 = new Libro("asdfasdf", "Libro de Prueba", "Paco Perez", 5);<text:line-break/> <text:s text:c="7"/>l1.visualizaDatosLibro();<text:line-break/> <text:s text:c="3"/>}<text:line-break/> <text:s text:c="3"/><text:line-break/>}</text:p>
      <text:p text:style-name="P3"><text:span text:style-name="T49"/></text:p>
      <text:p text:style-name="P2">Ejercicio <text:span text:style-name="T60">2</text:span></text:p>
      <text:p text:style-name="P4"><text:span text:style-name="T64">package </text:span><text:span text:style-name="T64">ejercicio2</text:span><text:span text:style-name="T64">;</text:span><text:line-break/><text:line-break/><text:span text:style-name="T64">import </text:span><text:span text:style-name="T64">java.util.Scanner</text:span><text:span text:style-name="T64">;</text:span><text:line-break/><text:line-break/><text:span text:style-name="T64">public class </text:span><text:span text:style-name="T64">Ejercicio2 {</text:span><text:line-break/><text:line-break/><text:span text:style-name="T64"> <text:s text:c="3"/></text:span><text:span text:style-name="T64">public static void </text:span><text:span text:style-name="T64">main</text:span><text:span text:style-name="T64">(String[] </text:span><text:span text:style-name="T54">args</text:span><text:span text:style-name="T64">) {</text:span><text:line-break/><text:span text:style-name="T64"> <text:s text:c="7"/>Scanner teclado </text:span><text:span text:style-name="T64">= new </text:span><text:span text:style-name="T64">Scanner</text:span><text:span text:style-name="T64">(System.</text:span><text:span text:style-name="T51">in</text:span><text:span text:style-name="T64">)</text:span><text:span text:style-name="T64">;</text:span><text:line-break/><text:span text:style-name="T64"> <text:s text:c="7"/></text:span><text:span text:style-name="T64">Libro l1 </text:span><text:span text:style-name="T64">= new </text:span><text:span text:style-name="T64">Libro</text:span><text:span text:style-name="T64">(</text:span><text:span text:style-name="T64">"978-84-8181-227-5"</text:span><text:span text:style-name="T64">, </text:span><text:span text:style-name="T64">"El último muerto"</text:span><text:span text:style-name="T64">, </text:span><text:span text:style-name="T64">"Fernando Lalana"</text:span><text:span text:style-name="T64">, </text:span><text:span text:style-name="T64">4</text:span><text:span text:style-name="T64">)</text:span><text:span text:style-name="T64">;</text:span><text:line-break/><text:span text:style-name="T64"> <text:s text:c="7"/></text:span><text:span text:style-name="T64">l1.</text:span><text:span text:style-name="T64">visualizaDatosLibro</text:span><text:span text:style-name="T64">()</text:span><text:span text:style-name="T64">;</text:span><text:line-break/><text:line-break/><text:span text:style-name="T64"> <text:s text:c="7"/></text:span><text:span text:style-name="T64">System.</text:span><text:span text:style-name="T51">out</text:span><text:span text:style-name="T64">.</text:span><text:span text:style-name="T64">println</text:span><text:span text:style-name="T64">()</text:span><text:span text:style-name="T64">;</text:span><text:line-break/><text:line-break/><text:span text:style-name="T64"> <text:s text:c="7"/></text:span><text:span text:style-name="T64">l1.</text:span><text:span text:style-name="T64">setUnidades</text:span><text:span text:style-name="T64">(</text:span><text:span text:style-name="T64">3</text:span><text:span text:style-name="T64">)</text:span><text:span text:style-name="T64">;</text:span><text:line-break/><text:span text:style-name="T64"> <text:s text:c="7"/></text:span><text:span text:style-name="T64">l1.</text:span><text:span text:style-name="T64">visualizaDatosLibro</text:span><text:span text:style-name="T64">()</text:span><text:span text:style-name="T64">;</text:span><text:line-break/><text:line-break/><text:span text:style-name="T64"> <text:s text:c="7"/></text:span><text:span text:style-name="T64">System.</text:span><text:span text:style-name="T51">out</text:span><text:span text:style-name="T64">.</text:span><text:span text:style-name="T64">println</text:span><text:span text:style-name="T64">()</text:span><text:span text:style-name="T64">;</text:span><text:line-break/><text:line-break/><text:span text:style-name="T64"> <text:s text:c="7"/></text:span><text:span text:style-name="T64">Libro l2 </text:span><text:span text:style-name="T64">= new </text:span><text:span text:style-name="T64">Libro</text:span><text:span text:style-name="T64">()</text:span><text:span text:style-name="T64">;</text:span><text:line-break/><text:span text:style-name="T64"> <text:s text:c="7"/></text:span><text:span text:style-name="T64">System.</text:span><text:span text:style-name="T51">out</text:span><text:span text:style-name="T64">.</text:span><text:span text:style-name="T64">print</text:span><text:span text:style-name="T64">(</text:span><text:span text:style-name="T64">"Introduzca el ISBN: "</text:span><text:span text:style-name="T64">)</text:span><text:span text:style-name="T64">;</text:span><text:line-break/><text:span text:style-name="T64"> <text:s text:c="7"/></text:span><text:span text:style-name="T64">l2.</text:span><text:span text:style-name="T64">setIsbn</text:span><text:span text:style-name="T64">(teclado.</text:span><text:span text:style-name="T64">nextLine</text:span><text:span text:style-name="T64">())</text:span><text:span text:style-name="T64">;</text:span><text:line-break/><text:span text:style-name="T64"> <text:s text:c="7"/></text:span><text:span text:style-name="T64">System.</text:span><text:span text:style-name="T51">out</text:span><text:span text:style-name="T64">.</text:span><text:span text:style-name="T64">print</text:span><text:span text:style-name="T64">(</text:span><text:span text:style-name="T64">"Introduzca el titulo: "</text:span><text:span text:style-name="T64">)</text:span><text:span text:style-name="T64">;</text:span><text:line-break/><text:span text:style-name="T64"> <text:s text:c="7"/></text:span><text:span text:style-name="T64">l2.</text:span><text:span text:style-name="T64">setTitulo</text:span><text:span text:style-name="T64">(teclado.</text:span><text:span text:style-name="T64">nextLine</text:span><text:span text:style-name="T64">())</text:span><text:span text:style-name="T64">;</text:span><text:line-break/><text:span text:style-name="T64"> <text:s text:c="7"/></text:span><text:span text:style-name="T64">System.</text:span><text:span text:style-name="T51">out</text:span><text:span text:style-name="T64">.</text:span><text:span text:style-name="T64">print</text:span><text:span text:style-name="T64">(</text:span><text:span text:style-name="T64">"Introduzca el autor: "</text:span><text:span text:style-name="T64">)</text:span><text:span text:style-name="T64">;</text:span><text:line-break/><text:span text:style-name="T64"> <text:s text:c="7"/></text:span><text:span text:style-name="T64">l2.</text:span><text:span text:style-name="T64">setAutor</text:span><text:span text:style-name="T64">(teclado.</text:span><text:span text:style-name="T64">nextLine</text:span><text:span text:style-name="T64">())</text:span><text:span text:style-name="T64">;</text:span><text:line-break/><text:span text:style-name="T64"> <text:s text:c="7"/></text:span><text:span text:style-name="T64">System.</text:span><text:span text:style-name="T51">out</text:span><text:span text:style-name="T64">.</text:span><text:span text:style-name="T64">print</text:span><text:span text:style-name="T64">(</text:span><text:span text:style-name="T64">"Introduzca el numero de unidades: "</text:span><text:span text:style-name="T64">)</text:span><text:span text:style-name="T64">;</text:span><text:line-break/><text:span text:style-name="T64"> <text:s text:c="7"/></text:span><text:span text:style-name="T64">l2.</text:span><text:span text:style-name="T64">setUnidades</text:span><text:span text:style-name="T64">(teclado.</text:span><text:span text:style-name="T64">nextInt</text:span><text:span text:style-name="T64">())</text:span><text:span text:style-name="T64">;</text:span><text:line-break/><text:line-break/><text:span text:style-name="T64"> <text:s text:c="7"/></text:span><text:span text:style-name="T64">l2.</text:span><text:span text:style-name="T64">visualizaDatosLibro</text:span><text:span text:style-name="T64">()</text:span><text:span text:style-name="T64">;</text:span><text:line-break/><text:line-break/><text:span text:style-name="T64"> <text:s text:c="3"/></text:span><text:span text:style-name="T64">}</text:span><text:line-break/><text:span text:style-name="T64"> <text:s text:c="3"/></text:span><text:line-break/><text:span text:style-name="T64">}</text:span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ascadia Code" svg:font-family="'Cascadia Code'"/>
    <style:font-face style:name="Segoe UI" svg:font-family="'Segoe UI'"/>
    <style:font-face style:name="Arial1" svg:font-family="Arial" style:font-family-generic="swiss"/>
    <style:font-face style:name="Bahnschrift" svg:font-family="Bahnschrift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Segoe UI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Segoe UI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egoe UI" fo:font-family="'Segoe UI'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Segoe UI" fo:font-family="'Segoe UI'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Segoe UI" fo:font-family="'Segoe UI'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egoe UI" fo:font-family="'Segoe UI'" style:font-size-asian="12pt" style:font-name-complex="Arial1" style:font-family-complex="Arial" style:font-family-generic-complex="swiss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11T18:45:21.614000000</meta:creation-date>
    <dc:date>2020-01-11T19:04:24.680000000</dc:date>
    <meta:editing-duration>PT8M52S</meta:editing-duration>
    <meta:editing-cycles>2</meta:editing-cycles>
    <meta:generator>LibreOffice/6.3.2.2$Windows_X86_64 LibreOffice_project/98b30e735bda24bc04ab42594c85f7fd8be07b9c</meta:generator>
    <meta:document-statistic meta:table-count="0" meta:image-count="0" meta:object-count="0" meta:page-count="2" meta:paragraph-count="5" meta:word-count="227" meta:character-count="2326" meta:non-whitespace-character-count="1664"/>
  </office:meta>
</office:document-meta>
</file>